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48400" calcext:value-type="float">
            <text:p>148400</text:p>
          </table:table-cell>
          <table:table-cell/>
          <table:table-cell table:formula="of:=[.M5]+60000" office:value-type="float" office:value="225000" calcext:value-type="float">
            <text:p>2250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65000" calcext:value-type="float">
            <text:p>165000</text:p>
          </table:table-cell>
          <table:table-cell/>
          <table:table-cell table:style-name="ce15" table:formula="of:=[.K31]-[.O4]" office:value-type="float" office:value="-13500" calcext:value-type="float">
            <text:p>-135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16600" calcext:value-type="float">
            <text:p>1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9400+41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11500" calcext:value-type="float">
            <text:p>21150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table:number-columns-repeated="4"/>
          <table:table-cell table:style-name="ce15" table:formula="of:=SUM([.B91:.F91])" office:value-type="float" office:value="14500" calcext:value-type="float">
            <text:p>14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580" calcext:value-type="float">
            <text:p>58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580" calcext:value-type="float">
            <text:p>58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580" calcext:value-type="float">
            <text:p>58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580" calcext:value-type="float">
            <text:p>58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14500" calcext:value-type="float">
            <text:p>145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09:28.805425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9T13:10:19.062212925</dc:date>
    <meta:editing-duration>P9DT13H1M9S</meta:editing-duration>
    <meta:editing-cycles>2984</meta:editing-cycles>
    <meta:generator>LibreOffice/4.2.8.2$Linux_X86_64 LibreOffice_project/420m0$Build-2</meta:generator>
    <meta:document-statistic meta:table-count="17" meta:cell-count="7955" meta:object-count="0"/>
  </office:meta>
</office:document-meta>
</file>